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3.4209in"/>
    </style:style>
    <style:style style:name="co5" style:family="table-column">
      <style:table-column-properties fo:break-before="auto" style:column-width="3.506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ce11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column table:style-name="co5" table:default-cell-style-name="ce11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  <table:table-cell/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  <table:table-cell/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  <table:table-cell/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  <table:table-cell/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  <table:table-cell office:value-type="string" calcext:value-type="string">
            <text:p>Unsure how this should work with Exterminatus and similar effects; may require significant spaghetti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  <table:table-cell/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  <table:table-cell/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  <table:table-cell/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  <table:table-cell/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  <table:table-cell/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  <table:table-cell/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  <table:table-cell/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  <table:table-cell/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Unit is only sacrificed after the target has been chosen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  <table:table-cell/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  <table:table-cell/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  <table:table-cell/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ust be called separately at the end of every DE event.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Unsure how this should work with effects that grant text. Currently it cancels all of the effects regardless.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  <table:table-cell/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  <table:table-cell/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  <table:table-cell/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  <table:table-cell/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  <table:table-cell office:value-type="string" calcext:value-type="string">
            <text:p>EVIL but doable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  <table:table-cell/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  <table:table-cell office:value-type="string" calcext:value-type="string">
            <text:p>EVIL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  <table:table-cell/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  <table:table-cell/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  <table:table-cell/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853260869565217" calcext:value-type="float">
            <text:p>0.853260869565217</text:p>
          </table:table-cell>
          <table:table-cell table:number-columns-repeated="2"/>
        </table:table-row>
        <table:table-row table:style-name="ro1" table:number-rows-repeated="1048388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1">00/00/0000</text:date>, <text:time style:data-style-name="N2" text:time-value="11:01:48.302058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11T12:13:20.698582400</dc:date>
    <meta:editing-duration>P3DT3H14M51S</meta:editing-duration>
    <meta:editing-cycles>108</meta:editing-cycles>
    <meta:generator>LibreOffice/25.2.1.2$Windows_X86_64 LibreOffice_project/d3abf4aee5fd705e4a92bba33a32f40bc4e56f49</meta:generator>
    <meta:document-statistic meta:table-count="1" meta:cell-count="592" meta:object-count="0"/>
  </office:meta>
</office:document-meta>
</file>